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85e9" officeooo:paragraph-rsid="000785e9"/>
    </style:style>
    <style:style style:name="P2" style:family="paragraph" style:parent-style-name="Standard">
      <style:paragraph-properties fo:text-align="start" style:justify-single-word="false"/>
      <style:text-properties officeooo:rsid="000785e9" officeooo:paragraph-rsid="000785e9"/>
    </style:style>
    <style:style style:name="P3" style:family="paragraph" style:parent-style-name="Standard">
      <style:paragraph-properties fo:text-align="start" style:justify-single-word="false"/>
      <style:text-properties officeooo:rsid="000afd14" officeooo:paragraph-rsid="000afd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00a9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mands used in the Tranfer of Files using FTP from</text:span> </text:p>
      <text:p text:style-name="P1"/>
      <text:p text:style-name="P1">Commands for ubuntu Terminal to work with ftp file transfer.</text:p>
      <text:p text:style-name="P1"/>
      <text:p text:style-name="P2">“sudo hostname -I”<text:tab/>- To look FTP Address for your ubuntu os.</text:p>
      <text:p text:style-name="P2">“sudo apt install vsftpd -y”<text:tab/>- To work with the ftp file transfer.</text:p>
      <text:p text:style-name="P2">“sudo systemctl status vsftpd”<text:tab/>- To look Your ubuntu fttp server is start or not ? </text:p>
      <text:p text:style-name="P2">“sudo systemctl start vsftpd”<text:tab/><text:tab/>- <text:s/>To Start ftp server.</text:p>
      <text:p text:style-name="P2">“sudo systemctl stop vsftpd”<text:tab/><text:tab/>- <text:s/>To stop ftp server.</text:p>
      <text:p text:style-name="P2">“sudo systemctl restart vsftpd”<text:tab/>- <text:s/>To restart ftp server.</text:p>
      <text:p text:style-name="P2"/>
      <text:p text:style-name="P1"><text:s/>Cmd windows commands </text:p>
      <text:p text:style-name="P1"/>
      <text:p text:style-name="P2">“ftp &lt;fttp-server-address&gt;” </text:p>
      <text:p text:style-name="P2"><text:tab/>if output occur as <text:span text:style-name="T2">Connected</text:span> then successfully connected. </text:p>
      <text:p text:style-name="P3">Then go to &lt;file explorer&gt; near myPC white space (where no folder present near myComputer cDrive). Right click,</text:p>
      <text:p text:style-name="P3">Then selcet “Add Network Location”, here add ftp-address of ubunto of android ok if ubuntu ftp address written, use ubuntu username and password of your ubuntu os.</text:p>
      <text:p text:style-name="P3"/>
      <text:p text:style-name="P3">How to get ubuntu os username run command in terminal “whoami” ok and for password go to chatgpt to take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8:13:25.098820076</meta:creation-date>
    <dc:date>2025-03-06T18:28:55.469993764</dc:date>
    <meta:editing-duration>PT5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67" meta:character-count="978" meta:non-whitespace-character-count="813"/>
  </office:meta>
</office:document-meta>
</file>